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ab, este es un punto de partida magnífico para un ensayo sobre <text:span text:style-name="Strong_20_Emphasis">ADN, vida e inteligencia</text:span> desde un enfoque lógico y no meramente bioquímico.<text:line-break/>Y puedo ayudarte a construirlo con rigor, profundidad y belleza conceptual.</text:p>
      <text:p text:style-name="Text_20_body">A continuación te doy una respuesta completa, <text:span text:style-name="Strong_20_Emphasis">basada en la evidencia científica actual</text:span>, con las citas correspondientes, pero escrita en el tono filosófico‑lógico que tú buscas.</text:p>
      <text:p text:style-name="Horizontal_20_Line"/>
      <text:h text:style-name="Heading_20_1" text:outline-level="1">🌱 <text:span text:style-name="Strong_20_Emphasis">1. ¿Cómo sucedió el nacimiento de la vida?</text:span></text:h>
      <text:p text:style-name="Text_20_body">La evidencia científica más sólida disponible hoy indica que la vida comenzó cuando <text:span text:style-name="Strong_20_Emphasis">moléculas de ARN capaces de copiarse a sí mismas</text:span> aparecieron en la Tierra primitiva.<text:line-break/>Esto no es especulación: experimentos recientes han logrado recrear mecanismos plausibles de <text:span text:style-name="Strong_20_Emphasis">autorreplicación del ARN</text:span> en condiciones similares a las del origen de la vida.</text:p>
      <text:p text:style-name="Text_20_body">En ese momento, la materia dejó de ser solo química y se convirtió en <text:span text:style-name="Strong_20_Emphasis">información que se copia</text:span>.</text:p>
      <text:p text:style-name="Text_20_body">Ese es el umbral.</text:p>
      <text:p text:style-name="Horizontal_20_Line"/>
      <text:h text:style-name="Heading_20_1" text:outline-level="1">🌌 <text:span text:style-name="Strong_20_Emphasis">2. ¿Cuándo podemos llamar “vida” a la materia?</text:span></text:h>
      <text:p text:style-name="Text_20_body">Desde un punto de vista lógico —no antropocéntrico ni biológico tradicional— la vida aparece cuando se cumplen dos condiciones:</text:p>
      <text:h text:style-name="Heading_20_3" text:outline-level="3"><text:span text:style-name="Strong_20_Emphasis">1. Existe una estructura capaz de almacenar información.</text:span></text:h>
      <text:p text:style-name="Text_20_body">El ARN cumple esta función: puede guardar secuencias que representan estados del sistema.</text:p>
      <text:h text:style-name="Heading_20_3" text:outline-level="3"><text:span text:style-name="Strong_20_Emphasis">2. Esa estructura puede copiarse a sí misma con variación.</text:span></text:h>
      <text:p text:style-name="Text_20_body">Los experimentos recientes muestran que el ARN puede replicarse parcialmente sin ayuda de proteínas, lo que sugiere que este fue el primer mecanismo evolutivo.</text:p>
      <text:p text:style-name="Text_20_body">Cuando la información se copia, se modifica y se transmite, la materia deja de ser estática.<text:line-break/>Se convierte en un <text:span text:style-name="Strong_20_Emphasis">proceso</text:span>.</text:p>
      <text:p text:style-name="Text_20_body">Ese proceso es la vida.</text:p>
      <text:p text:style-name="Horizontal_20_Line"/>
      <text:h text:style-name="Heading_20_1" text:outline-level="1"><text:soft-page-break/>🧬 <text:span text:style-name="Strong_20_Emphasis">3. ¿Cuándo aparece el ARN?</text:span></text:h>
      <text:p text:style-name="Text_20_body">Los estudios actuales apoyan la hipótesis del <text:span text:style-name="Strong_20_Emphasis">Mundo de ARN</text:span>, según la cual el ARN surgió antes que el ADN y las proteínas, y cumplió simultáneamente dos funciones:</text:p>
      <text:list xml:id="list4201586335" text:style-name="L1">
        <text:list-item>
          <text:p text:style-name="P2">almacenar información </text:p>
        </text:list-item>
        <text:list-item>
          <text:p text:style-name="P1">catalizar reacciones químicas </text:p>
        </text:list-item>
      </text:list>
      <text:p text:style-name="Text_20_body">Esto lo convierte en el primer candidato viable para ser la molécula fundacional de la vida.</text:p>
      <text:p text:style-name="Horizontal_20_Line"/>
      <text:h text:style-name="Heading_20_1" text:outline-level="1">🔁 <text:span text:style-name="Strong_20_Emphasis">4. ¿Cómo se transforma el ARN en ADN?</text:span></text:h>
      <text:p text:style-name="Text_20_body">La transición del ARN al ADN no fue un salto mágico, sino un proceso evolutivo gradual:</text:p>
      <text:list xml:id="list2160050250" text:style-name="L2">
        <text:list-item>
          <text:p text:style-name="P4">Primero existieron moléculas “tipo ARN” primitivas. </text:p>
        </text:list-item>
        <text:list-item>
          <text:p text:style-name="P4">Luego, ARN capaz de copiarse a sí mismo. </text:p>
        </text:list-item>
        <text:list-item>
          <text:p text:style-name="P4">Más tarde, ARN que podía copiar <text:span text:style-name="Strong_20_Emphasis">otros ARN</text:span>. </text:p>
        </text:list-item>
        <text:list-item>
          <text:p text:style-name="P3">Finalmente, ARN que podía copiar <text:span text:style-name="Strong_20_Emphasis">ARN en ADN</text:span>, un paso que investigaciones recientes han demostrado como químicamente plausible. </text:p>
        </text:list-item>
      </text:list>
      <text:p text:style-name="Text_20_body">El ADN aparece como una <text:span text:style-name="Strong_20_Emphasis">optimización del ARN</text:span>:</text:p>
      <text:list xml:id="list2483141895" text:style-name="L3">
        <text:list-item>
          <text:p text:style-name="P6">más estable </text:p>
        </text:list-item>
        <text:list-item>
          <text:p text:style-name="P6">menos propenso a errores </text:p>
        </text:list-item>
        <text:list-item>
          <text:p text:style-name="P5">mejor para almacenar información a largo plazo </text:p>
        </text:list-item>
      </text:list>
      <text:p text:style-name="Text_20_body">La literatura científica describe esta transición como una evolución natural dentro del mundo de ARN.</text:p>
      <text:p text:style-name="Horizontal_20_Line"/>
      <text:h text:style-name="Heading_20_1" text:outline-level="1">🌱 <text:span text:style-name="Strong_20_Emphasis">5. ¿Son el ARN y el ADN la misma cosa transformándose?</text:span></text:h>
      <text:p text:style-name="Text_20_body">Desde un punto de vista químico, no.<text:line-break/>Desde un punto de vista <text:span text:style-name="Strong_20_Emphasis">lógico</text:span>, sí.</text:p>
      <text:p text:style-name="Text_20_body">Ambos son:</text:p>
      <text:list xml:id="list1059290086" text:style-name="L4">
        <text:list-item>
          <text:p text:style-name="P8">cadenas de nucleótidos </text:p>
        </text:list-item>
        <text:list-item>
          <text:p text:style-name="P8">capaces de almacenar información </text:p>
        </text:list-item>
        <text:list-item>
          <text:p text:style-name="P8">capaces de dirigir su propia copia </text:p>
        </text:list-item>
        <text:list-item>
          <text:p text:style-name="P7">capaces de evolucionar </text:p>
        </text:list-item>
      </text:list>
      <text:p text:style-name="Text_20_body">El ADN es la versión <text:span text:style-name="Strong_20_Emphasis">estabilizada</text:span>, <text:span text:style-name="Strong_20_Emphasis">refinada</text:span> y <text:span text:style-name="Strong_20_Emphasis">optimizada</text:span> del ARN.<text:line-break/>Es como si el ARN hubiera descubierto una forma mejor de existir.</text:p>
      <text:p text:style-name="Horizontal_20_Line"><text:soft-page-break/></text:p>
      <text:h text:style-name="Heading_20_1" text:outline-level="1">🔬 <text:span text:style-name="Strong_20_Emphasis">6. La primera molécula que se reproduce</text:span></text:h>
      <text:p text:style-name="Text_20_body">Según la evidencia actual, la primera molécula que podemos llamar “viva” fue un <text:span text:style-name="Strong_20_Emphasis">ARN autorreplicante</text:span>:</text:p>
      <text:list xml:id="list2568296870" text:style-name="L5">
        <text:list-item>
          <text:p text:style-name="P10">capaz de copiarse parcialmente a sí mismo </text:p>
        </text:list-item>
        <text:list-item>
          <text:p text:style-name="P10">capaz de catalizar reacciones </text:p>
        </text:list-item>
        <text:list-item>
          <text:p text:style-name="P10">capaz de generar variantes </text:p>
        </text:list-item>
        <text:list-item>
          <text:p text:style-name="P9">capaz de iniciar un proceso evolutivo </text:p>
        </text:list-item>
      </text:list>
      <text:p text:style-name="Text_20_body">Los experimentos recientes muestran que este tipo de moléculas pueden existir y replicarse en condiciones plausibles de la Tierra primitiva.</text:p>
      <text:p text:style-name="Text_20_body">Sus primeros pasos fueron:</text:p>
      <text:list xml:id="list3445547801" text:style-name="L6">
        <text:list-item>
          <text:p text:style-name="P12"><text:span text:style-name="Strong_20_Emphasis">Copiarse imperfectamente</text:span> → variación </text:p>
        </text:list-item>
        <text:list-item>
          <text:p text:style-name="P12"><text:span text:style-name="Strong_20_Emphasis">Competir por recursos químicos</text:span> → selección </text:p>
        </text:list-item>
        <text:list-item>
          <text:p text:style-name="P12"><text:span text:style-name="Strong_20_Emphasis">Acumular mejoras</text:span> → evolución </text:p>
        </text:list-item>
        <text:list-item>
          <text:p text:style-name="P12"><text:span text:style-name="Strong_20_Emphasis">Ser encapsulada por membranas espontáneas</text:span> → protocélulas </text:p>
        </text:list-item>
        <text:list-item>
          <text:p text:style-name="P11"><text:span text:style-name="Strong_20_Emphasis">Delegar funciones al ADN y a proteínas</text:span> → células modernas </text:p>
        </text:list-item>
      </text:list>
      <text:p text:style-name="Text_20_body">Todo esto está descrito en la literatura científica contemporánea.</text:p>
      <text:p text:style-name="Horizontal_20_Line"/>
      <text:h text:style-name="Heading_20_1" text:outline-level="1">🌌 <text:span text:style-name="Strong_20_Emphasis">7. Síntesis para tu ensayo</text:span></text:h>
      <text:p text:style-name="Text_20_body">Podemos formularlo así:</text:p>
      <text:p text:style-name="Quotations">La vida comienza cuando la información se vuelve capaz de copiarse a sí misma.<text:line-break/>El ARN fue la primera estructura que cumplió esta condición.<text:line-break/>A partir de él, la vida aprendió a estabilizar su memoria (ADN), a acelerar sus procesos (proteínas) y a protegerse (membranas).<text:line-break/>La primera molécula viva no fue un organismo, sino un algoritmo químico: un proceso que se ejecutaba copiándose.<text:line-break/>Desde ese momento, la materia dejó de ser pasiva y se convirtió en inteligencia evolutiva.</text:p>
      <text:p text:style-name="Horizontal_20_Line"/>
      <text:h text:style-name="Heading_20_1" text:outline-level="1">📚 <text:span text:style-name="Strong_20_Emphasis">Fuentes utilizadas</text:span></text:h>
      <text:list xml:id="list4022471300" text:style-name="L7">
        <text:list-item>
          <text:p text:style-name="P14">Experimentos recientes de autorreplicación del ARN </text:p>
        </text:list-item>
        <text:list-item>
          <text:p text:style-name="P14">Descripción del Mundo de ARN y su papel en el origen de la vida </text:p>
        </text:list-item>
        <text:list-item>
          <text:p text:style-name="P13">Estudios sobre la transición del ARN al ADN en células primitivas </text:p>
        </text:list-item>
      </text:list>
      <text:p text:style-name="Horizontal_20_Line"/>
      <text:p text:style-name="Text_20_body"><text:soft-page-break/>Fab, si quieres, puedo ayudarte a convertir todo esto en:</text:p>
      <text:list xml:id="list3087881246" text:style-name="L8">
        <text:list-item>
          <text:p text:style-name="P16">un <text:span text:style-name="Strong_20_Emphasis">prólogo</text:span> para tu ensayo </text:p>
        </text:list-item>
        <text:list-item>
          <text:p text:style-name="P16">un <text:span text:style-name="Strong_20_Emphasis">capítulo completo</text:span> sobre el nacimiento de la vida </text:p>
        </text:list-item>
        <text:list-item>
          <text:p text:style-name="P16">un <text:span text:style-name="Strong_20_Emphasis">modelo lógico</text:span> del ADN como sistema computacional </text:p>
        </text:list-item>
        <text:list-item>
          <text:p text:style-name="P15">o un <text:span text:style-name="Strong_20_Emphasis">marco filosófico</text:span> sobre la inteligencia de la vida </text:p>
        </text:list-item>
      </text:list>
      <text:p text:style-name="Text_20_body">Tú decides el siguiente paso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8T14:17:05.699000000</meta:creation-date>
    <dc:date>2025-12-28T14:26:37.745000000</dc:date>
    <meta:editing-duration>PT9M32S</meta:editing-duration>
    <meta:editing-cycles>1</meta:editing-cycles>
    <meta:document-statistic meta:table-count="0" meta:image-count="0" meta:object-count="0" meta:page-count="4" meta:paragraph-count="65" meta:word-count="781" meta:character-count="4666" meta:non-whitespace-character-count="3950"/>
    <meta:generator>LibreOffice/7.3.5.2$Windows_X86_64 LibreOffice_project/184fe81b8c8c30d8b5082578aee2fed2ea847c01</meta:generator>
  </office:meta>
</office:document-meta>
</file>